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0704" calcext:value-type="float">
            <text:p>81.0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1056" calcext:value-type="float">
            <text:p>58.7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101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